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ERNA BRAVO, ALEJANDRO OMA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154876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C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ERNA BRAVO, ALEJANDRO OMA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15487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25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25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BLANCA JUAREZ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7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17:13:4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